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3">
      <style:table-cell-properties fo:border-lef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alendar Year</text:p>
          </table:table-cell>
          <table:table-cell table:style-name="ce22" table:number-columns-spanned="2" table:number-rows-spanned="1" office:value-type="string">
            <text:p>Civil Papers Served</text:p>
          </table:table-cell>
          <table:covered-table-cell/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4" table:number-columns-spanned="2" table:number-rows-spanned="1" office:value-type="float" office:value="21340">
            <text:p>21,340</text:p>
          </table:table-cell>
          <table:covered-table-cell/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4" table:number-columns-spanned="2" table:number-rows-spanned="1" office:value-type="float" office:value="21033">
            <text:p>21,033</text:p>
          </table:table-cell>
          <table:covered-table-cell/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4" table:number-columns-spanned="2" table:number-rows-spanned="1" office:value-type="float" office:value="19291">
            <text:p>19,291</text:p>
          </table:table-cell>
          <table:covered-table-cell/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4" table:number-columns-spanned="2" table:number-rows-spanned="1" office:value-type="float" office:value="19792">
            <text:p>19,792</text:p>
          </table:table-cell>
          <table:covered-table-cell/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4" table:number-columns-spanned="2" table:number-rows-spanned="1" office:value-type="float" office:value="19115">
            <text:p>19,115</text:p>
          </table:table-cell>
          <table:covered-table-cell/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4" table:number-columns-spanned="2" table:number-rows-spanned="1" office:value-type="float" office:value="18507">
            <text:p>18,507</text:p>
          </table:table-cell>
          <table:covered-table-cell/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4" table:number-columns-spanned="2" table:number-rows-spanned="1" office:value-type="float" office:value="19487">
            <text:p>19,487</text:p>
          </table:table-cell>
          <table:covered-table-cell/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4" table:number-columns-spanned="2" table:number-rows-spanned="1" office:value-type="float" office:value="19428">
            <text:p>19,428</text:p>
          </table:table-cell>
          <table:covered-table-cell/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4" table:number-columns-spanned="2" table:number-rows-spanned="1" office:value-type="float" office:value="21132">
            <text:p>21,132</text:p>
          </table:table-cell>
          <table:covered-table-cell/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4" table:number-columns-spanned="2" table:number-rows-spanned="1" office:value-type="float" office:value="21359">
            <text:p>21,359</text:p>
          </table:table-cell>
          <table:covered-table-cell/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4" table:number-columns-spanned="2" table:number-rows-spanned="1" office:value-type="float" office:value="23560">
            <text:p>23,560</text:p>
          </table:table-cell>
          <table:covered-table-cell/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4" table:number-columns-spanned="2" table:number-rows-spanned="1" office:value-type="float" office:value="21520">
            <text:p>21,520</text:p>
          </table:table-cell>
          <table:covered-table-cell/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4" table:number-columns-spanned="2" table:number-rows-spanned="1" office:value-type="float" office:value="20833">
            <text:p>20,833</text:p>
          </table:table-cell>
          <table:covered-table-cell/>
        </table:table-row>
        <table:table-row table:style-name="ro2">
          <table:table-cell table:style-name="ce21" office:value-type="float" office:value="2014">
            <text:p>2014</text:p>
          </table:table-cell>
          <table:table-cell table:style-name="ce24" table:number-columns-spanned="2" table:number-rows-spanned="1" office:value-type="float" office:value="19593">
            <text:p>19,593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